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3.5571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2.1772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1.0374in"/>
    </style:style>
    <style:style style:name="co63" style:family="table-column">
      <style:table-column-properties fo:break-before="auto" style:column-width="1.7339in"/>
    </style:style>
    <style:style style:name="co64" style:family="table-column">
      <style:table-column-properties fo:break-before="auto" style:column-width="0.7126in"/>
    </style:style>
    <style:style style:name="co65" style:family="table-column">
      <style:table-column-properties fo:break-before="auto" style:column-width="0.3752in"/>
    </style:style>
    <style:style style:name="co66" style:family="table-column">
      <style:table-column-properties fo:break-before="auto" style:column-width="2.3283in"/>
    </style:style>
    <style:style style:name="co67" style:family="table-column">
      <style:table-column-properties fo:break-before="auto" style:column-width="0.2744in"/>
    </style:style>
    <style:style style:name="co68" style:family="table-column">
      <style:table-column-properties fo:break-before="auto" style:column-width="2.4126in"/>
    </style:style>
    <style:style style:name="co69" style:family="table-column">
      <style:table-column-properties fo:break-before="auto" style:column-width="0.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061in"/>
    </style:style>
    <style:style style:name="co74" style:family="table-column">
      <style:table-column-properties fo:break-before="auto" style:column-width="2.9335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6118in"/>
    </style:style>
    <style:style style:name="co85" style:family="table-column">
      <style:table-column-properties fo:break-before="auto" style:column-width="0.8189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7591in"/>
    </style:style>
    <style:style style:name="co89" style:family="table-column">
      <style:table-column-properties fo:break-before="auto" style:column-width="0.5374in"/>
    </style:style>
    <style:style style:name="co90" style:family="table-column">
      <style:table-column-properties fo:break-before="auto" style:column-width="0.6236in"/>
    </style:style>
    <style:style style:name="co91" style:family="table-column">
      <style:table-column-properties fo:break-before="auto" style:column-width="2.0083in"/>
    </style:style>
    <style:style style:name="co92" style:family="table-column">
      <style:table-column-properties fo:break-before="auto" style:column-width="1.3008in"/>
    </style:style>
    <style:style style:name="co93" style:family="table-column">
      <style:table-column-properties fo:break-before="auto" style:column-width="0.5055in"/>
    </style:style>
    <style:style style:name="co94" style:family="table-column">
      <style:table-column-properties fo:break-before="auto" style:column-width="0.7209in"/>
    </style:style>
    <style:style style:name="co95" style:family="table-column">
      <style:table-column-properties fo:break-before="auto" style:column-width="0.6744in"/>
    </style:style>
    <style:style style:name="co96" style:family="table-column">
      <style:table-column-properties fo:break-before="auto" style:column-width="0.9in"/>
    </style:style>
    <style:style style:name="co97" style:family="table-column">
      <style:table-column-properties fo:break-before="auto" style:column-width="1.2016in"/>
    </style:style>
    <style:style style:name="co98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193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2083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228in" fo:break-before="auto" style:use-optimal-row-height="true"/>
    </style:style>
    <style:style style:name="ro29" style:family="table-row">
      <style:table-row-properties style:row-height="0.2181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8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1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9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02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8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6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301" style:family="table-cell" style:parent-style-name="Default">
      <style:table-cell-properties style:vertical-align="middle"/>
      <style:text-properties fo:color="#c9211e" style:font-name="Avenir1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6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7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0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9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18" style:family="table-cell" style:parent-style-name="Default">
      <style:table-cell-properties fo:border="0.74pt solid #000000" style:vertical-align="middle"/>
    </style:style>
    <style:style style:name="ce5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3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85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595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04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686" style:family="table-cell" style:parent-style-name="Default">
      <style:text-properties style:font-name="Avenir2" fo:font-style="normal" style:font-style-asian="normal" style:font-style-complex="normal"/>
    </style:style>
    <style:style style:name="ce6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7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8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7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5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6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7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4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85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7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7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8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0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2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3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60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608" style:family="table-cell" style:parent-style-name="Default">
      <style:table-cell-properties style:vertical-align="middle"/>
      <style:text-properties style:font-name="Avenir2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9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5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60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619" style:family="table-cell" style:parent-style-name="Default">
      <style:table-cell-properties fo:background-color="transparent" style:vertical-align="middle"/>
      <style:text-properties style:font-name="Avenir2"/>
    </style:style>
    <style:style style:name="ce1620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00" style:family="table-cell" style:parent-style-name="Default">
      <style:table-cell-properties style:vertical-align="middle"/>
      <style:text-properties style:use-window-font-color="true" style:font-name="Avenir2"/>
    </style:style>
    <style:style style:name="ce1802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25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626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627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628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2" style:family="table-cell" style:parent-style-name="Default">
      <style:text-properties fo:font-size="8pt" style:font-size-asian="8pt" style:font-size-complex="8pt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1" fo:font-weight="bold"/>
    </style:style>
    <style:style style:name="ce181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1" fo:font-weight="normal"/>
    </style:style>
    <style:style style:name="ce182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1" fo:font-weight="bold"/>
    </style:style>
    <style:style style:name="ce182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2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6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66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6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6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67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6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7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84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7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73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7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8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8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2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2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2" fo:font-size="8pt"/>
    </style:style>
    <style:style style:name="ce196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8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1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4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9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5"/>
          <table:table-cell table:style-name="ce147" table:content-validation-name="val49" table:formula="of:=[$Data.$K$7]+([.$D$8]*(   ((2*[.C22])+[$Data.$K8])  +   ((2*[.$C23])+[Data.$K9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" office:value-type="float" office:value="0" calcext:value-type="float">
            <text:p>0</text:p>
          </table:table-cell>
          <table:table-cell table:style-name="ce609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40])+SUM([.$E32:.$E46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51" table:content-validation-name="val50" table:formula="of:=([$Data.$K$7]+([.$D$8]*((2*[.$C22])+[$Data.$K8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566"/>
          <table:covered-table-cell table:style-name="ce155"/>
          <table:table-cell table:style-name="ce609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7"/>
          <table:table-cell table:style-name="ce143" office:value-type="string" calcext:value-type="string">
            <text:p>MP</text:p>
          </table:table-cell>
          <table:table-cell table:style-name="ce277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8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0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8" table:content-validation-name="val59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8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8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8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8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8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8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Össz harcmodor</text:p>
          </table:table-cell>
          <table:table-cell table:style-name="ce609" table:formula="of:=SUM([.K16:.K23])" office:value-type="float" office:value="0" calcext:value-type="float">
            <text:p>0</text:p>
          </table:table-cell>
          <table:table-cell table:style-name="ce6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8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9" table:content-validation-name="val67" office:value-type="string" calcext:value-type="string">
            <text:p>Primer képzettség</text:p>
          </table:table-cell>
          <table:table-cell table:style-name="ce609" table:formula="of:=SUM([.K28:.K29])+SUM([.K38:.K42])" office:value-type="float" office:value="0" calcext:value-type="float">
            <text:p>0</text:p>
          </table:table-cell>
          <table:table-cell table:style-name="ce6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1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9" office:value-type="string" calcext:value-type="string">
            <text:p>Mesterfegyver</text:p>
          </table:table-cell>
          <table:table-cell table:style-name="ce609" table:formula="of:=[.E58]" office:value-type="float" office:value="0" calcext:value-type="float">
            <text:p>0</text:p>
          </table:table-cell>
          <table:table-cell table:style-name="ce6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09" office:value-type="string" calcext:value-type="string">
            <text:p>Primer Fortélyok</text:p>
          </table:table-cell>
          <table:table-cell table:style-name="ce609" table:formula="of:=SUM([.E33:.E46])" office:value-type="float" office:value="0" calcext:value-type="float">
            <text:p>0</text:p>
          </table:table-cell>
          <table:table-cell table:style-name="ce6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9" office:value-type="string" calcext:value-type="string">
            <text:p>Pszí + Mágia</text:p>
          </table:table-cell>
          <table:table-cell table:style-name="ce609" table:formula="of:=[$Misztikus.E4]" office:value-type="float" office:value="0" calcext:value-type="float">
            <text:p>0</text:p>
          </table:table-cell>
          <table:table-cell table:style-name="ce6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202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1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1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32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4" table:content-validation-name="val24" office:value-type="float" office:value="3" calcext:value-type="float">
            <text:p>3</text:p>
          </table:table-cell>
          <table:table-cell table:style-name="ce141" table:content-validation-name="val34"/>
          <table:table-cell table:style-name="ce159" table:content-validation-name="val48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5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4" table:content-validation-name="val25" office:value-type="float" office:value="4" calcext:value-type="float">
            <text:p>4</text:p>
          </table:table-cell>
          <table:table-cell table:style-name="ce141" table:content-validation-name="val35"/>
          <table:table-cell table:style-name="ce159" table:content-validation-name="val48" table:formula="of:=[.$D33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16369"/>
        </table:table-row>
        <table:table-row table:style-name="ro5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4" table:content-validation-name="val26" office:value-type="float" office:value="1" calcext:value-type="float">
            <text:p>1</text:p>
          </table:table-cell>
          <table:table-cell table:style-name="ce141" table:content-validation-name="val36"/>
          <table:table-cell table:style-name="ce159" table:content-validation-name="val48" table:formula="of:=[.$D34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5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4" table:content-validation-name="val27" office:value-type="float" office:value="2" calcext:value-type="float">
            <text:p>2</text:p>
          </table:table-cell>
          <table:table-cell table:style-name="ce141" table:content-validation-name="val37"/>
          <table:table-cell table:style-name="ce159" table:content-validation-name="val48" table:formula="of:=[.$D35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4" table:content-validation-name="val28" office:value-type="float" office:value="2" calcext:value-type="float">
            <text:p>2</text:p>
          </table:table-cell>
          <table:table-cell table:style-name="ce141" table:content-validation-name="val38"/>
          <table:table-cell table:style-name="ce159" table:content-validation-name="val48" table:formula="of:=[.$D36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4" table:content-validation-name="val29" office:value-type="float" office:value="3" calcext:value-type="float">
            <text:p>3</text:p>
          </table:table-cell>
          <table:table-cell table:style-name="ce141" table:content-validation-name="val39"/>
          <table:table-cell table:style-name="ce159" table:content-validation-name="val48" table:formula="of:=[.$D37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54"/>
          <table:table-cell table:style-name="ce84" table:content-validation-name="val30" office:value-type="float" office:value="1" calcext:value-type="float">
            <text:p>1</text:p>
          </table:table-cell>
          <table:table-cell table:style-name="ce119" table:content-validation-name="val40"/>
          <table:table-cell table:style-name="ce192" table:content-validation-name="val48" table:formula="of:=[.$D38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9" table:content-validation-name="val41"/>
          <table:table-cell table:style-name="ce193" table:content-validation-name="val48" table:formula="of:=[.$D39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0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1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2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3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4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5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6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7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40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4])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42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2" table:formula="of:=[.$D$58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7" table:number-columns-spanned="3" table:number-rows-spanned="1"/>
          <table:covered-table-cell/>
          <table:covered-table-cell table:style-name="ce365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202"/>
          <table:table-cell table:style-name="ce5"/>
          <table:table-cell table:style-name="ce257" table:content-validation-name="val56" office:value-type="string" calcext:value-type="string">
            <text:p>Szakma:</text:p>
          </table:table-cell>
          <table:table-cell table:style-name="ce286" table:content-validation-name="val63" table:number-columns-spanned="2" table:number-rows-spanned="1"/>
          <table:covered-table-cell table:style-name="ce286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7" table:content-validation-name="val56" office:value-type="string" calcext:value-type="string">
            <text:p>Szakma:</text:p>
          </table:table-cell>
          <table:table-cell table:style-name="ce286" table:content-validation-name="val63" table:number-columns-spanned="2" table:number-rows-spanned="1"/>
          <table:covered-table-cell table:style-name="ce286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6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7" table:content-validation-name="val56" office:value-type="string" calcext:value-type="string">
            <text:p>Szakma:</text:p>
          </table:table-cell>
          <table:table-cell table:style-name="ce286" table:content-validation-name="val63" table:number-columns-spanned="2" table:number-rows-spanned="1"/>
          <table:covered-table-cell table:style-name="ce286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1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2" table:content-validation-name="val33"/>
          <table:table-cell table:style-name="ce112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1"/>
          <table:covered-table-cell table:style-name="Default"/>
          <table:table-cell table:style-name="ce304" office:value-type="string" calcext:value-type="string" table:number-columns-spanned="2" table:number-rows-spanned="1">
            <text:p>Fok</text:p>
          </table:table-cell>
          <table:covered-table-cell table:style-name="ce30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2" table:content-validation-name="val33"/>
          <table:table-cell table:style-name="ce112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5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5" table:content-validation-name="val6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2" table:content-validation-name="val33"/>
          <table:table-cell table:style-name="ce11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5" table:content-validation-name="val66" table:number-columns-spanned="2" table:number-rows-spanned="1"/>
          <table:covered-table-cell table:style-name="ce305" table:content-validation-name="val6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2" table:content-validation-name="val33"/>
          <table:table-cell table:style-name="ce11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5" table:content-validation-name="val66" table:number-columns-spanned="2" table:number-rows-spanned="1"/>
          <table:covered-table-cell table:style-name="ce305" table:content-validation-name="val6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2" table:content-validation-name="val33"/>
          <table:table-cell table:style-name="ce11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5" table:content-validation-name="val66" table:number-columns-spanned="2" table:number-rows-spanned="1"/>
          <table:covered-table-cell table:style-name="ce305" table:content-validation-name="val6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2" table:content-validation-name="val33"/>
          <table:table-cell table:style-name="ce11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5" table:content-validation-name="val66" table:number-columns-spanned="2" table:number-rows-spanned="1"/>
          <table:covered-table-cell table:style-name="ce305" table:content-validation-name="val6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2" table:content-validation-name="val33"/>
          <table:table-cell table:style-name="ce11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5" table:content-validation-name="val66" table:number-columns-spanned="2" table:number-rows-spanned="1"/>
          <table:covered-table-cell table:style-name="ce305" table:content-validation-name="val66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13" table:content-validation-name="val33"/>
          <table:table-cell table:style-name="ce113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9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532" office:value-type="string" calcext:value-type="string" table:number-columns-spanned="3" table:number-rows-spanned="1">
            <text:p>Származás</text:p>
          </table:table-cell>
          <table:covered-table-cell table:style-name="ce532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6"/>
          <table:table-cell table:style-name="ce350" table:content-validation-name="val81" table:formula="of:=[Alapértékek.D59]" office:value-type="float" office:value="0" calcext:value-type="float">
            <text:p>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6" table:number-columns-spanned="6" table:number-rows-spanned="1"/>
          <table:covered-table-cell table:number-columns-repeated="5" table:style-name="ce6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32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6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18"/>
          <table:covered-table-cell table:style-name="ce543"/>
          <table:covered-table-cell/>
          <table:table-cell table:style-name="ce573" table:content-validation-name="val48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18"/>
          <table:covered-table-cell table:style-name="ce543"/>
          <table:covered-table-cell/>
          <table:table-cell table:style-name="ce575" table:content-validation-name="val98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9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32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0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377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00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1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2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3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4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5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6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7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8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6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141" table:content-validation-name="val78"/>
          <table:table-cell table:style-name="ce446" table:content-validation-name="val48" table:formula="of:=-[.$E19]*[$Data.$K$30]" office:value-type="float" office:value="-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64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41" table:content-validation-name="val79"/>
          <table:table-cell table:style-name="ce446" table:content-validation-name="val48" table:formula="of:=-[.$E20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64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41" table:content-validation-name="val80"/>
          <table:table-cell table:style-name="ce446" table:content-validation-name="val48" table:formula="of:=-[.$E21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617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280" table:content-validation-name="val56"/>
          <table:covered-table-cell/>
          <table:table-cell table:style-name="ce280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521" table:content-validation-name="val84"/>
          <table:covered-table-cell table:style-name="ce521" table:content-validation-name="val87"/>
          <table:table-cell table:style-name="ce261" table:content-validation-name="val93"/>
          <table:table-cell table:style-name="ce585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518"/>
          <table:table-cell table:style-name="ce522" table:content-validation-name="val88" office:value-type="float" office:value="3" calcext:value-type="float">
            <text:p>3</text:p>
          </table:table-cell>
          <table:table-cell table:style-name="ce553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9" table:content-validation-name="val86" table:number-columns-spanned="2" table:number-rows-spanned="1"/>
          <table:covered-table-cell table:style-name="ce518"/>
          <table:table-cell table:style-name="ce519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9" table:content-validation-name="val86" table:number-columns-spanned="2" table:number-rows-spanned="1"/>
          <table:covered-table-cell table:style-name="ce518"/>
          <table:table-cell table:style-name="ce519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9" table:content-validation-name="val86" table:number-columns-spanned="2" table:number-rows-spanned="1"/>
          <table:covered-table-cell table:style-name="ce518"/>
          <table:table-cell table:style-name="ce519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9" table:content-validation-name="val86" table:number-columns-spanned="2" table:number-rows-spanned="1"/>
          <table:covered-table-cell table:style-name="ce518"/>
          <table:table-cell table:style-name="ce519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9" table:content-validation-name="val86" table:number-columns-spanned="2" table:number-rows-spanned="1"/>
          <table:covered-table-cell table:style-name="ce518"/>
          <table:table-cell table:style-name="ce519" table:content-validation-name="val90"/>
          <table:table-cell table:style-name="ce519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9" table:content-validation-name="val86" table:number-columns-spanned="2" table:number-rows-spanned="1"/>
          <table:covered-table-cell table:style-name="ce518"/>
          <table:table-cell table:style-name="ce519" table:content-validation-name="val90"/>
          <table:table-cell table:style-name="ce519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9" table:content-validation-name="val86" table:number-columns-spanned="2" table:number-rows-spanned="1"/>
          <table:covered-table-cell table:style-name="ce518"/>
          <table:table-cell table:style-name="ce519" table:content-validation-name="val90"/>
          <table:table-cell table:style-name="ce519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18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77" office:value-type="string" calcext:value-type="string" table:number-columns-spanned="2" table:number-rows-spanned="1">
            <text:p>Hely</text:p>
          </table:table-cell>
          <table:covered-table-cell table:style-name="ce518"/>
          <table:table-cell table:style-name="ce400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40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518"/>
          <table:table-cell table:style-name="ce527" table:content-validation-name="val91" office:value-type="float" office:value="3" calcext:value-type="float">
            <text:p>3</text:p>
          </table:table-cell>
          <table:table-cell table:style-name="ce553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77" office:value-type="string" calcext:value-type="string" table:number-columns-spanned="2" table:number-rows-spanned="1">
            <text:p>Név</text:p>
          </table:table-cell>
          <table:covered-table-cell table:style-name="ce40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521" table:content-validation-name="val92"/>
          <table:table-cell table:style-name="ce521" table:content-validation-name="val97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86"/>
        <table:table-column table:style-name="co25" table:default-cell-style-name="ce686"/>
        <table:table-column table:style-name="co26" table:default-cell-style-name="ce686"/>
        <table:table-column table:style-name="co27" table:default-cell-style-name="ce686"/>
        <table:table-column table:style-name="co28" table:number-columns-repeated="2" table:default-cell-style-name="ce686"/>
        <table:table-column table:style-name="co29" table:number-columns-repeated="3" table:default-cell-style-name="ce686"/>
        <table:table-column table:style-name="co30" table:default-cell-style-name="ce686"/>
        <table:table-column table:style-name="co14" table:default-cell-style-name="ce686"/>
        <table:table-column table:style-name="co31" table:default-cell-style-name="ce686"/>
        <table:table-column table:style-name="co32" table:default-cell-style-name="ce686"/>
        <table:table-column table:style-name="co33" table:default-cell-style-name="ce686"/>
        <table:table-column table:style-name="co34" table:default-cell-style-name="ce686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86"/>
        <table:table-column table:style-name="co14" table:number-columns-repeated="16128" table:default-cell-style-name="ce68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5"/>
          <table:covered-table-cell table:number-columns-repeated="5" table:style-name="ce701"/>
          <table:covered-table-cell table:number-columns-repeated="2" table:style-name="ce59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4">
          <table:table-cell table:style-name="ce595"/>
          <table:table-cell table:style-name="ce595" table:number-columns-spanned="6" table:number-rows-spanned="1"/>
          <table:covered-table-cell table:number-columns-repeated="5" table:style-name="ce595"/>
          <table:table-cell table:style-name="ce595" table:number-columns-repeated="8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89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9" table:content-validation-name="val132" office:value-type="string" calcext:value-type="string">
            <text:p>Módosítók</text:p>
          </table:table-cell>
          <table:table-cell table:style-name="ce689" table:content-validation-name="val139" office:value-type="string" calcext:value-type="string">
            <text:p>Összesen</text:p>
          </table:table-cell>
          <table:table-cell table:style-name="ce595"/>
          <table:table-cell table:style-name="ce791" office:value-type="string" calcext:value-type="string" table:number-columns-spanned="2" table:number-rows-spanned="1">
            <text:p>Összesen felvett HM:</text:p>
          </table:table-cell>
          <table:covered-table-cell table:style-name="ce595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52" table:content-validation-name="val122" office:value-type="float" office:value="10" calcext:value-type="float">
            <text:p>10</text:p>
          </table:table-cell>
          <table:table-cell table:style-name="ce752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4" table:content-validation-name="val140" table:formula="of:=[.C4]+[.D4]" office:value-type="float" office:value="15" calcext:value-type="float">
            <text:p>15</text:p>
          </table:table-cell>
          <table:table-cell table:style-name="ce595"/>
          <table:table-cell table:style-name="ce791" office:value-type="string" calcext:value-type="string" table:number-columns-spanned="2" table:number-rows-spanned="1">
            <text:p>Max felvehető HM:</text:p>
          </table:table-cell>
          <table:covered-table-cell table:style-name="ce595"/>
          <table:table-cell table:style-name="ce996" table:content-validation-name="val163" table:formula="of:=[Data.K20]*[Alapértékek.D8]" office:value-type="float" office:value="30" calcext:value-type="float">
            <text:p>30 HM</text:p>
          </table:table-cell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752" table:content-validation-name="val122" office:value-type="float" office:value="20" calcext:value-type="float">
            <text:p>20</text:p>
          </table:table-cell>
          <table:table-cell table:style-name="ce752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844" table:content-validation-name="val141" table:formula="of:=[.C5]+[.B5]+[.D5]" office:value-type="float" office:value="20" calcext:value-type="float">
            <text:p>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0" calcext:value-type="float">
            <text:p>0</text:p>
          </table:table-cell>
          <table:table-cell table:style-name="ce752" table:content-validation-name="val122" office:value-type="float" office:value="120" calcext:value-type="float">
            <text:p>120</text:p>
          </table:table-cell>
          <table:table-cell table:style-name="ce752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844" table:content-validation-name="val142" table:formula="of:=[.C6]+[.B6]+[.D6]" office:value-type="float" office:value="120" calcext:value-type="float">
            <text:p>1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7">
          <table:table-cell table:style-name="ce595" table:number-columns-repeated="6"/>
          <table:table-cell table:style-name="ce791" office:value-type="string" calcext:value-type="string" table:number-columns-spanned="2" table:number-rows-spanned="1">
            <text:p>Össz felvett CM:</text:p>
          </table:table-cell>
          <table:covered-table-cell table:style-name="ce595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595"/>
          <table:table-cell/>
          <table:table-cell table:style-name="ce595" table:number-columns-repeated="4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752" table:content-validation-name="val123" table:formula="of:=[Data.K17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844" table:content-validation-name="val143" table:formula="of:=[.C8]+[.B8]+[.D8]" office:value-type="float" office:value="-30" calcext:value-type="float">
            <text:p>-30</text:p>
          </table:table-cell>
          <table:table-cell table:style-name="ce595"/>
          <table:table-cell table:style-name="ce791" office:value-type="string" calcext:value-type="string" table:number-columns-spanned="2" table:number-rows-spanned="1">
            <text:p>Max felvehető CM:</text:p>
          </table:table-cell>
          <table:covered-table-cell table:style-name="ce595"/>
          <table:table-cell table:style-name="ce996" table:content-validation-name="val164" table:formula="of:=[Data.K23]*[Alapértékek.$D$8]" office:value-type="float" office:value="20" calcext:value-type="float">
            <text:p>20 HM</text:p>
          </table:table-cell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 table:number-columns-spanned="9" table:number-rows-spanned="1"/>
          <table:covered-table-cell table:number-columns-repeated="5" table:style-name="ce701"/>
          <table:covered-table-cell table:number-columns-repeated="3" table:style-name="ce59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950" calcext:value-type="float">
            <text:p>950</text:p>
          </table:table-cell>
          <table:table-cell table:style-name="ce595"/>
          <table:table-cell table:style-name="ce791" office:value-type="string" calcext:value-type="string">
            <text:p>KP HM-re:</text:p>
          </table:table-cell>
          <table:table-cell table:style-name="ce658" table:content-validation-name="val144" table:formula="of:=[.I3]*[Data.K19]+[.I7]*[Data.K22]" office:value-type="float" office:value="0" calcext:value-type="float">
            <text:p>0 KP</text:p>
          </table:table-cell>
          <table:table-cell table:style-name="ce595"/>
          <table:table-cell table:style-name="ce791" office:value-type="string" calcext:value-type="string" table:number-columns-spanned="2" table:number-rows-spanned="1">
            <text:p>Átlag HM</text:p>
          </table:table-cell>
          <table:covered-table-cell table:style-name="ce595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04"/>
          <table:table-cell table:style-name="ce604" table:number-columns-spanned="6" table:number-rows-spanned="1"/>
          <table:covered-table-cell table:number-columns-repeated="5" table:style-name="ce604"/>
          <table:table-cell table:style-name="ce604" table:number-columns-repeated="8"/>
          <table:table-cell table:style-name="ce840"/>
          <table:table-cell table:style-name="ce633"/>
          <table:table-cell table:style-name="ce604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5"/>
          <table:table-cell/>
          <table:table-cell table:style-name="ce595" table:number-columns-repeated="4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3" table:content-validation-name="val124" office:value-type="string" calcext:value-type="string">
            <text:p>Szint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/CÉ</text:p>
          </table:table-cell>
          <table:table-cell table:style-name="ce753" office:value-type="string" calcext:value-type="string">
            <text:p>VÉ</text:p>
          </table:table-cell>
          <table:table-cell table:style-name="ce753" table:content-validation-name="val150" office:value-type="string" calcext:value-type="string">
            <text:p>Harckeret</text:p>
          </table:table-cell>
          <table:table-cell table:style-name="ce75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595" table:number-columns-repeated="2"/>
          <table:table-cell table:number-columns-repeated="2"/>
          <table:table-cell table:style-name="ce595" table:number-columns-repeated="2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04" table:number-columns-spanned="9" table:number-rows-spanned="1"/>
          <table:covered-table-cell table:number-columns-repeated="7" table:style-name="ce604"/>
          <table:covered-table-cell table:style-name="ce1014"/>
          <table:table-cell table:style-name="ce60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5"/>
          <table:covered-table-cell table:number-columns-repeated="5" table:style-name="ce580"/>
          <table:covered-table-cell table:style-name="ce705"/>
          <table:covered-table-cell table:style-name="ce935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56" office:value-type="string" calcext:value-type="string">
            <text:p>Fegyver</text:p>
          </table:table-cell>
          <table:table-cell table:style-name="ce706" table:content-validation-name="val56" office:value-type="string" calcext:value-type="string">
            <text:p>Sebesség</text:p>
          </table:table-cell>
          <table:table-cell table:style-name="ce756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6" office:value-type="string" calcext:value-type="string">
            <text:p>SP</text:p>
          </table:table-cell>
          <table:table-cell table:style-name="ce756" office:value-type="string" calcext:value-type="string" table:number-columns-spanned="2" table:number-rows-spanned="1">
            <text:p>Komment</text:p>
          </table:table-cell>
          <table:covered-table-cell table:style-name="ce708"/>
          <table:table-cell table:style-name="ce604"/>
          <table:table-cell table:style-name="ce840"/>
          <table:table-cell table:number-columns-repeated="2"/>
          <table:table-cell table:style-name="ce840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62" table:content-validation-name="val45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62" table:content-validation-name="val45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62" table:content-validation-name="val45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62" table:content-validation-name="val151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1"/>
          <table:table-cell table:style-name="ce701" table:number-columns-repeated="2"/>
          <table:table-cell table:style-name="ce1095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61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62" table:content-validation-name="val45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62" table:content-validation-name="val152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73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61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62" table:content-validation-name="val45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62" table:content-validation-name="val152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7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61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62" table:content-validation-name="val45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62" table:content-validation-name="val152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7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61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62" table:content-validation-name="val45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62" table:content-validation-name="val152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7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61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62" table:content-validation-name="val45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62" table:content-validation-name="val152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7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3" table:formula="of:=[$Data.$K$36]" office:value-type="float" office:value="0" calcext:value-type="float">
            <text:p>0</text:p>
          </table:table-cell>
          <table:table-cell table:style-name="ce615" table:number-columns-spanned="2" table:number-rows-spanned="1"/>
          <table:covered-table-cell table:style-name="ce615"/>
          <table:table-cell table:style-name="ce835"/>
          <table:table-cell table:style-name="Default" table:number-columns-repeated="3"/>
          <table:table-cell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8"/>
          <table:table-cell table:style-name="ce604"/>
          <table:table-cell table:style-name="Default" table:number-columns-repeated="3"/>
          <table:table-cell table:style-name="ce840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101" office:value-type="string" calcext:value-type="string">
            <text:p>Távolsági fegyver</text:p>
          </table:table-cell>
          <table:table-cell table:style-name="ce706" table:content-validation-name="val56" office:value-type="string" calcext:value-type="string">
            <text:p>Sebesség</text:p>
          </table:table-cell>
          <table:table-cell table:style-name="ce756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6" office:value-type="string" calcext:value-type="string">
            <text:p>SP</text:p>
          </table:table-cell>
          <table:table-cell table:style-name="ce756" office:value-type="string" calcext:value-type="string" table:number-columns-spanned="2" table:number-rows-spanned="1">
            <text:p>Hatótáv + Komment</text:p>
          </table:table-cell>
          <table:covered-table-cell table:style-name="ce708"/>
          <table:table-cell table:style-name="ce604"/>
          <table:table-cell table:style-name="Default" table:number-columns-repeated="3"/>
          <table:table-cell table:style-name="ce840"/>
          <table:table-cell table:style-name="ce595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613" table:content-validation-name="val102"/>
          <table:table-cell table:style-name="ce512" table:content-validation-name="val111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62" table:content-validation-name="val45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62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62" table:content-validation-name="val154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5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614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62" table:content-validation-name="val45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62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62" table:content-validation-name="val154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5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1"/>
          <table:covered-table-cell/>
          <table:covered-table-cell table:style-name="ce595"/>
          <table:covered-table-cell table:style-name="ce794"/>
          <table:table-cell table:style-name="ce595"/>
          <table:table-cell table:style-name="Default" table:number-columns-repeated="3"/>
          <table:table-cell table:style-name="ce595" table:number-columns-repeated="2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5"/>
          <table:table-cell table:style-name="ce849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2">
          <table:table-cell table:style-name="ce451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5" table:content-validation-name="val112"/>
          <table:table-cell table:style-name="ce70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5"/>
          <table:table-cell table:style-name="ce5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762" table:content-validation-name="val129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5" table:formula="of:=[.G25]" office:value-type="string" office:string-value="-5 Z" calcext:value-type="string">
            <text:p>-5 Z</text:p>
          </table:table-cell>
          <table:table-cell table:style-name="ce979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5"/>
          <table:table-cell table:style-name="ce762" table:content-validation-name="val129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62" table:content-validation-name="val152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762" table:content-validation-name="val129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62" table:content-validation-name="val152" table:formula="of:=[.G27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5"/>
          <table:table-cell table:style-name="ce849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762" table:content-validation-name="val129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62" table:content-validation-name="val152" table:formula="of:=[.G28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762" table:content-validation-name="val129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62" table:content-validation-name="val152" table:formula="of:=[.G29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762" table:content-validation-name="val129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39" table:content-validation-name="val152" table:formula="of:=[.G30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803"/>
          <table:table-cell table:style-name="ce5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4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948" table:number-columns-spanned="3" table:number-rows-spanned="1"/>
          <table:covered-table-cell table:number-columns-repeated="2" table:style-name="ce979"/>
          <table:table-cell table:style-name="ce5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8" table:content-validation-name="val156"/>
          <table:covered-table-cell table:style-name="ce979"/>
          <table:covered-table-cell table:style-name="ce595"/>
          <table:table-cell table:style-name="ce5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39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8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4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4"/>
          <table:table-cell/>
          <table:table-cell table:style-name="Default" table:number-columns-repeated="6"/>
          <table:table-cell table:number-columns-repeated="5"/>
          <table:table-cell table:style-name="ce604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53" table:content-validation-name="val128" office:value-type="string" calcext:value-type="string">
            <text:p>Tám/kör</text:p>
          </table:table-cell>
          <table:table-cell table:style-name="ce853" office:value-type="string" calcext:value-type="string">
            <text:p>KÉ</text:p>
          </table:table-cell>
          <table:table-cell table:style-name="ce853" office:value-type="string" calcext:value-type="string">
            <text:p>TÉ</text:p>
          </table:table-cell>
          <table:table-cell table:style-name="ce853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4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73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6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4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731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8" office:value-type="string" calcext:value-type="string">
            <text:p>KÉ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8" table:number-columns-repeated="2"/>
          <table:table-cell table:style-name="ce633"/>
          <table:table-cell table:style-name="ce708"/>
          <table:table-cell table:style-name="ce633" table:number-columns-repeated="3"/>
          <table:table-cell table:style-name="ce1034"/>
          <table:table-cell table:style-name="ce604"/>
          <table:table-cell/>
          <table:table-cell table:style-name="ce861" table:content-validation-name="val170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58" office:value-type="string" calcext:value-type="string">
            <text:p>Harckeret</text:p>
          </table:table-cell>
          <table:table-cell table:style-name="ce858" table:content-validation-name="val82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8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4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4" table:number-columns-spanned="2" table:number-rows-spanned="1"/>
          <table:covered-table-cell table:style-name="ce734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88" office:value-type="string" calcext:value-type="string">
            <text:p>KÉ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8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7" office:value-type="string" calcext:value-type="string">
            <text:p>Szúró</text:p>
          </table:table-cell>
          <table:table-cell table:style-name="ce787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88" table:content-validation-name="val170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97" table:content-validation-name="val170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97" table:content-validation-name="val170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4" table:number-columns-repeated="238"/>
          <table:table-cell table:style-name="ce595"/>
          <table:table-cell table:number-columns-repeated="16128"/>
        </table:table-row>
        <table:table-row table:style-name="ro5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6" table:content-validation-name="val118" table:number-columns-spanned="2" table:number-rows-spanned="1"/>
          <table:covered-table-cell table:style-name="ce787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8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8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8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5"/>
          <table:table-cell table:style-name="ce866" table:content-validation-name="val170" table:formula="of:=IF([.$B$53]&gt;0;[.L$60];[$Data.$L$53])" office:value-type="float" office:value="-10" calcext:value-type="float">
            <text:p>-10</text:p>
          </table:table-cell>
          <table:table-cell table:style-name="ce1101" table:content-validation-name="val170" table:formula="of:=IF([.$B$53]&gt;0;[.M$60];[$Data.$L$53])" office:value-type="float" office:value="-10" calcext:value-type="float">
            <text:p>-10</text:p>
          </table:table-cell>
          <table:table-cell table:style-name="ce1101" table:content-validation-name="val170" table:formula="of:=IF([.$B$53]&gt;0;[.N$60];[$Data.$L$53])" office:value-type="float" office:value="-10" calcext:value-type="float">
            <text:p>-10</text:p>
          </table:table-cell>
          <table:table-cell table:style-name="ce1101" table:content-validation-name="val170" table:formula="of:=IF([.$B$53]&gt;0;[.O$60];0)" office:value-type="float" office:value="0" calcext:value-type="float">
            <text:p>0</text:p>
          </table:table-cell>
          <table:table-cell table:style-name="ce1101" table:formula="of:=[.P60]" office:value-type="float" office:value="0" calcext:value-type="float">
            <text:p>0</text:p>
          </table:table-cell>
          <table:table-cell table:style-name="ce907"/>
          <table:table-cell table:style-name="ce788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736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95" table:number-columns-repeated="3"/>
          <table:table-cell table:style-name="ce788" table:number-columns-repeated="3"/>
          <table:table-cell table:style-name="ce893"/>
          <table:table-cell table:style-name="ce633"/>
          <table:table-cell table:style-name="ce788" table:number-columns-repeated="238"/>
          <table:table-cell table:style-name="ce595"/>
          <table:table-cell table:number-columns-repeated="16128"/>
        </table:table-row>
        <table:table-row table:style-name="ro5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6" table:content-validation-name="val120" table:number-columns-spanned="2" table:number-rows-spanned="1"/>
          <table:covered-table-cell table:style-name="ce736"/>
          <table:table-cell table:style-name="ce708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7" table:formula="of:=[$Alapértékek.D32]" office:value-type="float" office:value="0" calcext:value-type="float">
            <text:p>0. fok</text:p>
          </table:table-cell>
          <table:table-cell table:style-name="ce595" table:number-columns-repeated="3"/>
          <table:table-cell table:style-name="ce788" table:number-columns-repeated="3"/>
          <table:table-cell table:style-name="ce893"/>
          <table:table-cell table:style-name="ce633"/>
          <table:table-cell table:style-name="ce788" table:number-columns-repeated="238"/>
          <table:table-cell table:style-name="ce595"/>
          <table:table-cell table:number-columns-repeated="16128"/>
        </table:table-row>
        <table:table-row table:style-name="ro5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8" table:content-validation-name="val121" table:number-columns-spanned="2" table:number-rows-spanned="1"/>
          <table:covered-table-cell table:style-name="ce738"/>
          <table:table-cell table:style-name="ce824" office:value-type="string" calcext:value-type="string">
            <text:p>Lefedettség %</text:p>
          </table:table-cell>
          <table:table-cell table:style-name="ce857" table:content-validation-name="val148" office:value-type="float" office:value="0" calcext:value-type="float">
            <text:p>0 %</text:p>
          </table:table-cell>
          <table:table-cell table:style-name="ce899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99"/>
          <table:table-cell table:style-name="ce1040" table:content-validation-name="val168" office:value-type="float" office:value="1" calcext:value-type="float">
            <text:p>1</text:p>
          </table:table-cell>
          <table:table-cell table:style-name="ce838"/>
          <table:table-cell table:style-name="ce595" table:number-columns-repeated="2"/>
          <table:table-cell table:style-name="ce788" table:number-columns-repeated="3"/>
          <table:table-cell table:style-name="ce893"/>
          <table:table-cell table:style-name="ce633"/>
          <table:table-cell table:style-name="ce788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934"/>
          <table:table-cell table:style-name="ce721"/>
          <table:table-cell table:style-name="ce604" table:number-columns-repeated="2"/>
          <table:table-cell table:number-columns-repeated="3"/>
          <table:table-cell table:style-name="ce604"/>
          <table:table-cell table:style-name="ce1014"/>
          <table:table-cell table:style-name="ce595" table:number-columns-repeated="3"/>
          <table:table-cell table:style-name="ce788" table:number-columns-repeated="3"/>
          <table:table-cell table:style-name="ce893"/>
          <table:table-cell table:style-name="ce633"/>
          <table:table-cell table:style-name="ce788" table:number-columns-repeated="238"/>
          <table:table-cell table:style-name="ce59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5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8" table:number-columns-repeated="6"/>
          <table:table-cell table:style-name="ce893"/>
          <table:table-cell table:style-name="ce633"/>
          <table:table-cell table:style-name="ce788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6"/>
          <table:table-cell table:style-name="ce710"/>
          <table:table-cell table:style-name="ce773"/>
          <table:table-cell table:style-name="ce902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8"/>
          <table:table-cell table:style-name="ce716"/>
          <table:table-cell table:style-name="ce777"/>
          <table:table-cell table:style-name="ce903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5"/>
          <table:table-cell table:style-name="ce719"/>
          <table:table-cell table:style-name="ce778"/>
          <table:table-cell table:style-name="ce904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6"/>
          <table:table-cell table:style-name="ce725"/>
          <table:table-cell table:style-name="ce780"/>
          <table:table-cell table:style-name="ce911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7"/>
          <table:table-cell table:style-name="ce727"/>
          <table:table-cell table:style-name="ce781"/>
          <table:table-cell table:style-name="ce912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8"/>
          <table:covered-table-cell table:style-name="ce82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757" table:content-validation-name="val160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61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9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8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/>
          <table:table-cell table:style-name="ce556"/>
          <table:table-cell table:style-name="ce595" table:number-columns-repeated="13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65465">
          <table:table-cell table:style-name="ce595" table:number-columns-repeated="15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9">
          <table:table-cell table:style-name="ce59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09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09"/>
        <table:table-column table:style-name="co53" table:default-cell-style-name="ce609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9" office:value-type="string" calcext:value-type="string">
            <text:p>Af Próba Nehézség</text:p>
          </table:table-cell>
          <table:table-cell table:style-name="ce1223" table:content-validation-name="val179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0" office:value-type="float" office:value="3" calcext:value-type="float">
            <text:p>3 →</text:p>
          </table:table-cell>
          <table:table-cell table:style-name="ce1225" table:content-validation-name="val18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0" office:value-type="float" office:value="6" calcext:value-type="float">
            <text:p>6 →</text:p>
          </table:table-cell>
          <table:table-cell table:style-name="ce1225" table:content-validation-name="val180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0" office:value-type="float" office:value="9" calcext:value-type="float">
            <text:p>9 →</text:p>
          </table:table-cell>
          <table:table-cell table:style-name="ce1225" table:content-validation-name="val180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00" table:content-validation-name="val171"/>
          <table:covered-table-cell table:style-name="ce281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2" calcext:value-type="float">
            <text:p>12 →</text:p>
          </table:table-cell>
          <table:table-cell table:style-name="ce1225" table:content-validation-name="val180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00" table:content-validation-name="val171"/>
          <table:covered-table-cell table:style-name="ce281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5" calcext:value-type="float">
            <text:p>15 →</text:p>
          </table:table-cell>
          <table:table-cell table:style-name="ce1225" table:content-validation-name="val180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1" table:content-validation-name="val171" table:number-columns-spanned="4" table:number-rows-spanned="1"/>
          <table:covered-table-cell table:style-name="ce1363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8" calcext:value-type="float">
            <text:p>18 →</text:p>
          </table:table-cell>
          <table:table-cell table:style-name="ce1225" table:content-validation-name="val180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1" calcext:value-type="float">
            <text:p>21 →</text:p>
          </table:table-cell>
          <table:table-cell table:style-name="ce1225" table:content-validation-name="val180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4" calcext:value-type="float">
            <text:p>24 →</text:p>
          </table:table-cell>
          <table:table-cell table:style-name="ce1225" table:content-validation-name="val180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80" office:value-type="string" calcext:value-type="string">
            <text:p>Max</text:p>
          </table:table-cell>
          <table:table-cell table:style-name="ce80" table:content-validation-name="val172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7" calcext:value-type="float">
            <text:p>27 →</text:p>
          </table:table-cell>
          <table:table-cell table:style-name="ce1225" table:content-validation-name="val180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0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3" office:value-type="float" office:value="0" calcext:value-type="float">
            <text:p>0</text:p>
          </table:table-cell>
          <table:table-cell table:style-name="ce1041" table:content-validation-name="val45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30" calcext:value-type="float">
            <text:p>30 →</text:p>
          </table:table-cell>
          <table:table-cell table:style-name="ce1225" table:content-validation-name="val180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 valamiért. TODO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137" office:value-type="string" calcext:value-type="string" table:number-columns-spanned="4" table:number-rows-spanned="1">
            <text:p>Pszí iskola</text:p>
          </table:table-cell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1157" table:content-validation-name="val174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5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31" table:content-validation-name="val176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7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4" table:content-validation-name="val45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7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5" table:content-validation-name="val45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7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6" table:content-validation-name="val45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5" table:content-validation-name="val45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7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7" table:content-validation-name="val45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6" table:content-validation-name="val45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7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8" table:content-validation-name="val45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7" table:content-validation-name="val45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8" table:content-validation-name="val45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4]" office:value-type="float" office:value="0" calcext:value-type="float">
            <text:p>0</text:p>
          </table:table-cell>
          <table:table-cell/>
          <table:table-cell table:style-name="ce1131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5" table:number-columns-spanned="4" table:number-rows-spanned="1"/>
          <table:covered-table-cell table:number-columns-repeated="3" table:style-name="ce116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5" table:number-columns-spanned="4" table:number-rows-spanned="1"/>
          <table:covered-table-cell table:number-columns-repeated="3" table:style-name="ce116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5" table:number-columns-spanned="4" table:number-rows-spanned="1"/>
          <table:covered-table-cell table:number-columns-repeated="3" table:style-name="ce116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4" table:default-cell-style-name="ce70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7">
          <table:table-cell table:style-name="ce144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47"/>
          <table:table-cell table:style-name="ce1460" office:value-type="string" calcext:value-type="string">
            <text:p>Fegyver</text:p>
          </table:table-cell>
          <table:table-cell table:style-name="ce1493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522" office:value-type="string" calcext:value-type="string">
            <text:p>Átütés</text:p>
          </table:table-cell>
          <table:table-cell table:style-name="ce1522" office:value-type="string" calcext:value-type="string">
            <text:p>Íves</text:p>
          </table:table-cell>
          <table:table-cell table:style-name="ce1536" office:value-type="string" calcext:value-type="string">
            <text:p>1,5 kezes</text:p>
          </table:table-cell>
          <table:table-cell table:style-name="ce1522" office:value-type="string" calcext:value-type="string">
            <text:p>Pengehossz</text:p>
          </table:table-cell>
          <table:table-cell table:style-name="ce1522" office:value-type="string" calcext:value-type="string">
            <text:p>KÉ</text:p>
          </table:table-cell>
          <table:table-cell table:style-name="ce1522" office:value-type="string" calcext:value-type="string">
            <text:p>TÉ</text:p>
          </table:table-cell>
          <table:table-cell table:style-name="ce1522" office:value-type="string" calcext:value-type="string">
            <text:p>VÉ</text:p>
          </table:table-cell>
          <table:table-cell table:style-name="ce1522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576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5"/>
          <table:table-cell table:number-columns-repeated="3" table:style-name="ce1495" office:value-type="string" calcext:value-type="string">
            <text:p>N/A</text:p>
          </table:table-cell>
          <table:table-cell table:style-name="ce1461"/>
          <table:table-cell table:style-name="ce1537"/>
          <table:table-cell table:number-columns-repeated="5" table:style-name="ce1495" office:value-type="string" calcext:value-type="string">
            <text:p>N/A</text:p>
          </table:table-cell>
          <table:table-cell table:style-name="ce1461" table:number-columns-repeated="2"/>
          <table:table-cell table:style-name="ce1711" table:number-columns-repeated="241"/>
          <table:table-cell table:number-columns-repeated="16128"/>
        </table:table-row>
        <table:table-row table:style-name="ro18">
          <table:table-cell/>
          <table:table-cell table:style-name="ce1462" office:value-type="string" calcext:value-type="string">
            <text:p>Puszta ké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string" calcext:value-type="string">
            <text:p>Z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40"/>
          <table:table-cell table:style-name="ce1555" office:value-type="float" office:value="0" calcext:value-type="float">
            <text:p>0</text:p>
          </table:table-cell>
          <table:table-cell table:number-columns-repeated="3" table:style-name="ce1496" office:value-type="float" office:value="-10" calcext:value-type="float">
            <text:p>-10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447"/>
          <table:table-cell table:style-name="ce1466" office:value-type="string" calcext:value-type="string">
            <text:p>Béltépő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Dzsambi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Garott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string" calcext:value-type="string">
            <text:p>spec.</text:p>
          </table:table-cell>
          <table:table-cell table:number-columns-repeated="3"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-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risz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Levéltőr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2" table:style-name="ce1506" office:value-type="float" office:value="3" calcext:value-type="float">
            <text:p>3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Pugos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3" calcext:value-type="float">
            <text:p>3</text:p>
          </table:table-cell>
          <table:table-cell table:number-columns-repeated="3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Tőr, hárít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85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Tőr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Tőr, páncélszúr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</text:p>
          </table:table-cell>
          <table:table-cell table:style-name="ce1523" office:value-type="string" calcext:value-type="string">
            <text:p>5+Erő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1">
          <table:table-cell table:style-name="ce1363"/>
          <table:table-cell table:style-name="ce1468" office:value-type="string" calcext:value-type="string">
            <text:p>Vasököl / páncélkesztyű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style-name="ce1546"/>
          <table:table-cell table:style-name="ce1499" office:value-type="float" office:value="0" calcext:value-type="float">
            <text:p>0</text:p>
          </table:table-cell>
          <table:table-cell table:number-columns-repeated="3" table:style-name="ce1499" office:value-type="float" office:value="-7" calcext:value-type="float">
            <text:p>-7</text:p>
          </table:table-cell>
          <table:table-cell table:style-name="ce1499" office:value-type="float" office:value="5" calcext:value-type="float">
            <text:p>5</text:p>
          </table:table-cell>
          <table:table-cell table:style-name="ce1563" office:value-type="string" calcext:value-type="string">
            <text:p>közelharc</text:p>
          </table:table-cell>
          <table:table-cell table:style-name="ce1687" office:value-type="string" calcext:value-type="string">
            <text:p>Erőbónusz: 0 feletti rész 1:1-ben számít be.</text:p>
          </table:table-cell>
          <table:table-cell table:style-name="ce365" table:number-columns-repeated="241"/>
          <table:table-cell table:number-columns-repeated="16128"/>
        </table:table-row>
        <table:table-row table:style-name="ro20">
          <table:table-cell table:style-name="ce1448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40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5" calcext:value-type="float">
            <text:p>15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number-columns-repeated="2"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/>
          <table:table-cell table:number-columns-repeated="16369"/>
        </table:table-row>
        <table:table-row table:style-name="ro21">
          <table:table-cell/>
          <table:table-cell table:style-name="ce1466" office:value-type="string" calcext:value-type="string">
            <text:p>Kard, fejvadász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handzsá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S/V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jatagá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number-columns-repeated="2"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másfél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mester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1" office:value-type="string" calcext:value-type="string">
            <text:p>MK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66" office:value-type="string" calcext:value-type="string">
            <text:p>Kard, Pu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Slan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9" calcext:value-type="float">
            <text:p>19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1" calcext:value-type="float">
            <text:p>11</text:p>
          </table:table-cell>
          <table:table-cell table:number-columns-repeated="2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Slan csata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3" calcext:value-type="float">
            <text:p>23</text:p>
          </table:table-cell>
          <table:table-cell table:style-name="ce1497" office:value-type="float" office:value="17" calcext:value-type="float">
            <text:p>17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szably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Mara-sequor 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20" calcext:value-type="float">
            <text:p>20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49"/>
          <table:table-cell table:style-name="ce1467" office:value-type="string" calcext:value-type="string">
            <text:p>Meneth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55"/>
          <table:table-cell table:style-name="ce1472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4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65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6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40"/>
          <table:table-cell table:style-name="ce1497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86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-1" calcext:value-type="float">
            <text:p>-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502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zúzás</text:p>
          </table:table-cell>
          <table:table-cell table:style-name="ce1692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62" office:value-type="string" calcext:value-type="string">
            <text:p>zúz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15" calcext:value-type="float">
            <text:p>15</text:p>
          </table:table-cell>
          <table:table-cell table:number-columns-repeated="2"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zúzás</text:p>
          </table:table-cell>
          <table:table-cell table:style-name="ce1690"/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Csatacsákány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zúzás</text:p>
          </table:table-cell>
          <table:table-cell table:style-name="ce169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5"/>
          <table:table-cell table:style-name="ce1472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49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zúzás</text:p>
          </table:table-cell>
          <table:table-cell table:style-name="ce169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540"/>
          <table:table-cell table:style-name="ce1498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562" office:value-type="string" calcext:value-type="string">
            <text:p>lándzsavívás</text:p>
          </table:table-cell>
          <table:table-cell table:style-name="ce169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49"/>
          <table:table-cell table:style-name="ce1467" office:value-type="string" calcext:value-type="string">
            <text:p>Bot, hosszú</text:p>
          </table:table-cell>
          <table:table-cell table:style-name="ce1498" office:value-type="string" calcext:value-type="string">
            <text:p>két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24" calcext:value-type="float">
            <text:p>24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style-name="Default" table:number-columns-repeated="16128"/>
        </table:table-row>
        <table:table-row table:style-name="ro23">
          <table:table-cell table:style-name="ce1449"/>
          <table:table-cell table:style-name="ce1467" office:value-type="string" calcext:value-type="string">
            <text:p>Lándzs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number-columns-repeated="2" table:style-name="ce1498" office:value-type="float" office:value="32" calcext:value-type="float">
            <text:p>3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3">
          <table:table-cell table:style-name="ce1449"/>
          <table:table-cell table:style-name="ce1467" office:value-type="string" calcext:value-type="string">
            <text:p>Pik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8" calcext:value-type="float">
            <text:p>18</text:p>
          </table:table-cell>
          <table:table-cell table:number-columns-repeated="2" table:style-name="ce1498" office:value-type="float" office:value="40" calcext:value-type="float">
            <text:p>40</text:p>
          </table:table-cell>
          <table:table-cell table:style-name="ce1498" office:value-type="float" office:value="9" calcext:value-type="float">
            <text:p>9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49"/>
          <table:table-cell table:style-name="ce1467" office:value-type="string" calcext:value-type="string">
            <text:p>Szigo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7" calcext:value-type="float">
            <text:p>7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56"/>
          <table:table-cell table:style-name="ce147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46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567" office:value-type="string" calcext:value-type="string">
            <text:p>lándzsavívás</text:p>
          </table:table-cell>
          <table:table-cell table:style-name="ce169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style-name="ce1458"/>
          <table:table-cell table:style-name="ce1477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15" table:number-columns-repeated="241"/>
          <table:table-cell table:style-name="Default"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8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number-columns-repeated="2" table:style-name="ce1511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/>
          <table:table-cell table:number-columns-repeated="16369"/>
        </table:table-row>
        <table:table-row table:style-name="ro24">
          <table:table-cell table:style-name="ce1459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3" calcext:value-type="float">
            <text:p>3</text:p>
          </table:table-cell>
          <table:table-cell table:style-name="ce1528" table:number-columns-repeated="2"/>
          <table:table-cell table:style-name="ce1513" office:value-type="string" calcext:value-type="string">
            <text:p>5m + (Erő x 3)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3" calcext:value-type="float">
            <text:p>3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7" calcext:value-type="float">
            <text:p>7</text:p>
          </table:table-cell>
          <table:table-cell table:style-name="ce1568" office:value-type="string" calcext:value-type="string">
            <text:p>hajítás</text:p>
          </table:table-cell>
          <table:table-cell table:style-name="ce170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6"/>
          <table:table-cell table:style-name="ce5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4m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Hajítóbárd</text:p>
          </table:table-cell>
          <table:table-cell table:style-name="ce1491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447"/>
          <table:table-cell table:style-name="ce1488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15m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59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70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87" office:value-type="string" calcext:value-type="string">
            <text:p>kő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10" calcext:value-type="float">
            <text:p>-10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Lassz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3" office:value-type="string" calcext:value-type="string">
            <text:p>-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1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6" office:value-type="string" calcext:value-type="string">
            <text:p>Sebesülés az esés következtében lehet.</text:p>
          </table:table-cell>
          <table:table-cell table:style-name="ce566" table:number-columns-repeated="241"/>
          <table:table-cell table:number-columns-repeated="16128"/>
        </table:table-row>
        <table:table-row table:style-name="ro26">
          <table:table-cell/>
          <table:table-cell table:style-name="ce1491" office:value-type="string" calcext:value-type="string">
            <text:p>Parittya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70m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Ramiera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0m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" calcext:value-type="float">
            <text:p>1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Slan csillag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5m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3" calcext:value-type="float">
            <text:p>3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61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 table:style-name="ce1363"/>
          <table:table-cell table:style-name="ce1492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34" table:number-columns-repeated="2"/>
          <table:table-cell table:style-name="ce1516" office:value-type="string" calcext:value-type="string">
            <text:p>10m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2" calcext:value-type="float">
            <text:p>2</text:p>
          </table:table-cell>
          <table:table-cell table:style-name="ce1492" office:value-type="float" office:value="2" calcext:value-type="float">
            <text:p>2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hajítás</text:p>
          </table:table-cell>
          <table:table-cell table:style-name="ce36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448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35"/>
          <table:table-cell table:style-name="ce1550"/>
          <table:table-cell table:style-name="ce1511" office:value-type="string" calcext:value-type="string">
            <text:p>60m</text:p>
          </table:table-cell>
          <table:table-cell table:number-columns-repeated="2" table:style-name="ce1511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61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487" office:value-type="string" calcext:value-type="string">
            <text:p>Hosszú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2" calcext:value-type="float">
            <text:p>12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487" office:value-type="string" calcext:value-type="string">
            <text:p>Visszacsapó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3" calcext:value-type="float">
            <text:p>3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6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0" calcext:value-type="float">
            <text:p>10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Elf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13" calcext:value-type="float">
            <text:p>13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1" office:value-type="string" calcext:value-type="string">
            <text:p>Fúvócső, kicsi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string" calcext:value-type="string">
            <text:p>spec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16m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8" calcext:value-type="float">
            <text:p>8</text:p>
          </table:table-cell>
          <table:table-cell table:style-name="ce1568" office:value-type="string" calcext:value-type="string">
            <text:p>íjászat</text:p>
          </table:table-cell>
          <table:table-cell table:style-name="ce17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Fúvócső, vadász</text:p>
          </table:table-cell>
          <table:table-cell table:style-name="ce1491" office:value-type="string" calcext:value-type="string">
            <text:p>kétkezes</text:p>
          </table:table-cell>
          <table:table-cell table:style-name="ce1513" office:value-type="float" office:value="-10" calcext:value-type="float">
            <text:p>-10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3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íjászat</text:p>
          </table:table-cell>
          <table:table-cell table:style-name="ce1706"/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9" calcext:value-type="float">
            <text:p>9</text:p>
          </table:table-cell>
          <table:table-cell table:style-name="ce1561" office:value-type="string" calcext:value-type="string">
            <text:p>lövészet</text:p>
          </table:table-cell>
          <table:table-cell table:style-name="ce170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6" calcext:value-type="float">
            <text:p>6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4" calcext:value-type="float">
            <text:p>4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2" calcext:value-type="float">
            <text:p>12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Nehéz 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15" calcext:value-type="float">
            <text:p>15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80m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5" calcext:value-type="float">
            <text:p>1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Shadoni páncéltörő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20" calcext:value-type="float">
            <text:p>20</text:p>
          </table:table-cell>
          <table:table-cell table:style-name="ce1487" office:value-type="string" calcext:value-type="string">
            <text:p>Z</text:p>
          </table:table-cell>
          <table:table-cell table:style-name="ce1514" office:value-type="float" office:value="20" calcext:value-type="float">
            <text:p>2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number-columns-repeated="2" table:style-name="ce1487" office:value-type="float" office:value="0" calcext:value-type="float">
            <text:p>0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string" calcext:value-type="string">
            <text:p>-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harei nyílpuska</text:p>
          </table:table-cell>
          <table:table-cell table:style-name="ce1487" office:value-type="string" calcext:value-type="string">
            <text:p>egykezes</text:p>
          </table:table-cell>
          <table:table-cell table:style-name="ce1487" office:value-type="float" office:value="3" calcext:value-type="float">
            <text:p>3</text:p>
          </table:table-cell>
          <table:table-cell table:style-name="ce1487" office:value-type="string" calcext:value-type="string">
            <text:p>S</text:p>
          </table:table-cell>
          <table:table-cell table:style-name="ce1487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5" calcext:value-type="float">
            <text:p>5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63"/>
          <table:table-cell table:style-name="ce1492" office:value-type="string" calcext:value-type="string">
            <text:p>Aquir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string" calcext:value-type="string">
            <text:p>halál / +6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20" calcext:value-type="float">
            <text:p>20</text:p>
          </table:table-cell>
          <table:table-cell table:style-name="ce1534" table:number-columns-repeated="2"/>
          <table:table-cell table:style-name="ce1516" office:value-type="string" calcext:value-type="string">
            <text:p>5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6" calcext:value-type="float">
            <text:p>16</text:p>
          </table:table-cell>
          <table:table-cell table:style-name="ce1492" office:value-type="float" office:value="4" calcext:value-type="float">
            <text:p>4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lövészet</text:p>
          </table:table-cell>
          <table:table-cell table:style-name="ce170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09"/>
          <table:table-cell table:style-name="ce365" table:number-columns-repeated="240"/>
          <table:table-cell table:number-columns-repeated="16128"/>
        </table:table-row>
        <table:table-row table:style-name="ro2">
          <table:table-cell table:style-name="ce1447"/>
          <table:table-cell table:number-columns-repeated="12"/>
          <table:table-cell table:style-name="ce609"/>
          <table:table-cell table:number-columns-repeated="16370"/>
        </table:table-row>
        <table:table-row table:style-name="ro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3" table:default-cell-style-name="ce1515"/>
        <table:table-column table:style-name="co64" table:default-cell-style-name="ce1478"/>
        <table:table-column table:style-name="co65" table:default-cell-style-name="ce1530"/>
        <table:table-column table:style-name="co66" table:default-cell-style-name="ce1478"/>
        <table:table-column table:style-name="co67" table:default-cell-style-name="ce1481"/>
        <table:table-column table:style-name="co14" table:number-columns-repeated="16374" table:default-cell-style-name="ce1478"/>
        <table:table-row table:style-name="ro28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7"/>
          <table:covered-table-cell table:style-name="ce1421"/>
          <table:covered-table-cell table:style-name="ce1449"/>
          <table:covered-table-cell table:style-name="ce1421"/>
          <table:table-cell table:style-name="ce617"/>
          <table:table-cell table:style-name="ce260"/>
          <table:table-cell table:style-name="ce617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449"/>
          <table:table-cell table:style-name="ce1413"/>
          <table:table-cell table:style-name="ce617"/>
          <table:table-cell table:style-name="ce260"/>
          <table:table-cell table:style-name="ce617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54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5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5">
          <table:table-cell table:style-name="ce154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5">
          <table:table-cell table:style-name="ce1545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1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219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5">
          <table:table-cell table:style-name="ce1545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5">
          <table:table-cell table:style-name="ce154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8" table:default-cell-style-name="ce1608"/>
        <table:table-column table:style-name="co69" table:default-cell-style-name="ce1796"/>
        <table:table-column table:style-name="co70" table:default-cell-style-name="ce1608"/>
        <table:table-column table:style-name="co71" table:default-cell-style-name="ce1800"/>
        <table:table-column table:style-name="co14" table:default-cell-style-name="ce1608"/>
        <table:table-column table:style-name="co72" table:default-cell-style-name="ce1608"/>
        <table:table-column table:style-name="co73" table:default-cell-style-name="ce1608"/>
        <table:table-column table:style-name="co74" table:default-cell-style-name="ce1626"/>
        <table:table-column table:style-name="co75" table:default-cell-style-name="ce1608"/>
        <table:table-column table:style-name="co76" table:default-cell-style-name="ce1608"/>
        <table:table-column table:style-name="co77" table:default-cell-style-name="ce1608"/>
        <table:table-column table:style-name="co78" table:default-cell-style-name="ce1608"/>
        <table:table-column table:style-name="co79" table:default-cell-style-name="ce1608"/>
        <table:table-column table:style-name="co80" table:default-cell-style-name="ce1608"/>
        <table:table-column table:style-name="co14" table:number-columns-repeated="16370" table:default-cell-style-name="ce1608"/>
        <table:table-row table:style-name="ro3">
          <table:table-cell table:style-name="ce160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612"/>
          <table:covered-table-cell table:style-name="ce1619"/>
          <table:covered-table-cell table:style-name="ce1620"/>
          <table:covered-table-cell table:number-columns-repeated="3" table:style-name="ce1619"/>
          <table:covered-table-cell table:style-name="ce1625"/>
          <table:covered-table-cell table:number-columns-repeated="5" table:style-name="ce1619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01" office:value-type="string" calcext:value-type="string">
            <text:p>Általános fortélyok</text:p>
          </table:table-cell>
          <table:table-cell table:style-name="ce1795" office:value-type="string" calcext:value-type="string">
            <text:p>Max fok</text:p>
          </table:table-cell>
          <table:table-cell/>
          <table:table-cell table:style-name="ce1801" office:value-type="string" calcext:value-type="string">
            <text:p>Nyelvek</text:p>
          </table:table-cell>
          <table:table-cell table:style-name="ce1802" office:value-type="string" calcext:value-type="string">
            <text:p>Rövidítés</text:p>
          </table:table-cell>
          <table:table-cell/>
          <table:table-cell table:style-name="ce1802" office:value-type="string" calcext:value-type="string">
            <text:p>Szabad Hátterek</text:p>
          </table:table-cell>
          <table:table-cell table:style-name="ce1627"/>
          <table:table-cell/>
          <table:table-cell table:style-name="ce1802" office:value-type="string" calcext:value-type="string">
            <text:p>Faj Hátterek</text:p>
          </table:table-cell>
          <table:table-cell/>
          <table:table-cell table:style-name="ce1802" office:value-type="string" calcext:value-type="string">
            <text:p>Leíró Hátterek</text:p>
          </table:table-cell>
          <table:table-cell/>
          <table:table-cell table:style-name="ce1802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791"/>
          <table:table-cell table:style-name="ce1795"/>
          <table:table-cell table:number-columns-repeated="4"/>
          <table:table-cell table:style-name="ce1791"/>
          <table:table-cell table:style-name="ce1628"/>
          <table:table-cell/>
          <table:table-cell table:style-name="ce1791"/>
          <table:table-cell/>
          <table:table-cell table:style-name="Default"/>
          <table:table-cell table:number-columns-repeated="1637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629" office:value-type="string" calcext:value-type="string">
            <text:p>Tudományok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629" office:value-type="string" calcext:value-type="string">
            <text:p>Harci anatómia fortély, Különleges faj fortély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629" office:value-type="string" calcext:value-type="string">
            <text:p>Befolyásolás, Ember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629" office:value-type="string" calcext:value-type="string">
            <text:p>Érzékenység Tulajdonságodat segíti ízlelés esetén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629" office:value-type="string" calcext:value-type="string">
            <text:p>Érzékenység Tulajdonságodat segíti tapintás esetén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629" office:value-type="string" calcext:value-type="string">
            <text:p>Képzőművészet, Művészet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629" office:value-type="string" calcext:value-type="string">
            <text:p>Befolyásolás, Emberismeret, Nyomozás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4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629" office:value-type="string" calcext:value-type="string">
            <text:p>Nyomozás, Szakma: hivatalnok, Történelem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4" office:value-type="string" calcext:value-type="string">
            <text:p>Gondoskodó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629" office:value-type="string" calcext:value-type="string">
            <text:p>Képzőművészet, Művészet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4" office:value-type="string" calcext:value-type="string">
            <text:p>Gyáva</text:p>
          </table:table-cell>
          <table:table-cell table:number-columns-repeated="16372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629" office:value-type="string" calcext:value-type="string">
            <text:p>Lovaglás, Léglovaglás</text:p>
          </table:table-cell>
          <table:table-cell table:number-columns-repeated="3"/>
          <table:table-cell table:style-name="ce1804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629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93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629" office:value-type="string" calcext:value-type="string">
            <text:p>Nyomozás, Szakma: hivatalnok, Történelemismeret</text:p>
          </table:table-cell>
          <table:table-cell/>
          <table:table-cell table:style-name="ce1802" office:value-type="string" calcext:value-type="string">
            <text:p>Bónusz Hátterek</text:p>
          </table:table-cell>
          <table:table-cell/>
          <table:table-cell table:style-name="ce1804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ce1791"/>
          <table:table-cell/>
          <table:table-cell table:style-name="ce1804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629" office:value-type="string" calcext:value-type="string">
            <text:p>Képzőművészet, Művészet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4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629" office:value-type="string" calcext:value-type="string">
            <text:p>Befolyásolás, Ember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4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629" office:value-type="string" calcext:value-type="string">
            <text:p>Természetjárás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4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629" office:value-type="string" calcext:value-type="string">
            <text:p>Természetjárás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4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629" office:value-type="string" calcext:value-type="string">
            <text:p>Természetjárás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4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629" office:value-type="string" calcext:value-type="string">
            <text:p>Természetjárás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4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Precíz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end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Tériszony</text:p>
          </table:table-cell>
          <table:table-cell table:number-columns-repeated="16372"/>
        </table:table-row>
        <table:table-row table:style-name="ro14">
          <table:table-cell table:style-name="ce17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629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05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style-name="ce1608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629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Alacsony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Divatos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Jóképű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Kövér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629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Magas</text:p>
          </table:table-cell>
          <table:table-cell table:number-columns-repeated="16372"/>
        </table:table-row>
        <table:table-row table:style-name="ro5">
          <table:table-cell office:value-type="string" calcext:value-type="string">
            <text:p><text:span text:style-name="T35">➖➖➖ Tudományos ➖➖➖</text:span>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usnya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34"/>
          <table:table-cell table:style-name="ce1629"/>
          <table:table-cell/>
          <table:table-cell table:style-name="Default"/>
          <table:table-cell/>
          <table:table-cell table:style-name="ce1804" office:value-type="string" calcext:value-type="string">
            <text:p>Sánta</text:p>
          </table:table-cell>
          <table:table-cell table:number-columns-repeated="16372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03"/>
          <table:table-cell table:style-name="ce1630"/>
          <table:table-cell/>
          <table:table-cell table:style-name="Default"/>
          <table:table-cell/>
          <table:table-cell table:style-name="ce1804" office:value-type="string" calcext:value-type="string">
            <text:p>Sebhelyes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02" office:value-type="string" calcext:value-type="string">
            <text:p>Kultúrkör Szabad Háttérek</text:p>
          </table:table-cell>
          <table:table-cell table:style-name="ce1627"/>
          <table:table-cell/>
          <table:table-cell table:style-name="Default"/>
          <table:table-cell/>
          <table:table-cell table:style-name="ce1804" office:value-type="string" calcext:value-type="string">
            <text:p>Vékony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04" office:value-type="string" calcext:value-type="string">
            <text:p>toroni</text:p>
          </table:table-cell>
          <table:table-cell table:style-name="ce1631"/>
          <table:table-cell/>
          <table:table-cell table:style-name="Default"/>
          <table:table-cell table:number-columns-repeated="16374"/>
        </table:table-row>
        <table:table-row table:style-name="ro5">
          <table:table-cell office:value-type="string" calcext:value-type="string">
            <text:p><text:span text:style-name="T35">➖➖➖ Szociális ➖➖➖</text:span>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table:style-name="ce1608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04" office:value-type="string" calcext:value-type="string">
            <text:p>pyarroni</text:p>
          </table:table-cell>
          <table:table-cell table:style-name="ce1631"/>
          <table:table-cell/>
          <table:table-cell table:style-name="Default"/>
          <table:table-cell table:number-columns-repeated="16374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04" office:value-type="string" calcext:value-type="string">
            <text:p>shadoni</text:p>
          </table:table-cell>
          <table:table-cell table:style-name="ce1631"/>
          <table:table-cell table:number-columns-repeated="16376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4" office:value-type="string" calcext:value-type="string">
            <text:p>kráni</text:p>
          </table:table-cell>
          <table:table-cell table:style-name="ce1631"/>
          <table:table-cell table:number-columns-repeated="16376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04" office:value-type="string" calcext:value-type="string">
            <text:p>ibarai</text:p>
          </table:table-cell>
          <table:table-cell table:style-name="ce1631"/>
          <table:table-cell table:number-columns-repeated="16376"/>
        </table:table-row>
        <table:table-row table:style-name="ro5">
          <table:table-cell table:style-name="Default"/>
          <table:table-cell table:style-name="ce121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04" office:value-type="string" calcext:value-type="string">
            <text:p>törpe</text:p>
          </table:table-cell>
          <table:table-cell table:style-name="ce1631"/>
          <table:table-cell table:number-columns-repeated="16376"/>
        </table:table-row>
        <table:table-row table:style-name="ro5">
          <table:table-cell table:style-name="Default"/>
          <table:table-cell table:style-name="ce121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04" office:value-type="string" calcext:value-type="string">
            <text:p>elf</text:p>
          </table:table-cell>
          <table:table-cell table:style-name="ce1631"/>
          <table:table-cell table:number-columns-repeated="16376"/>
        </table:table-row>
        <table:table-row table:style-name="ro5">
          <table:table-cell table:style-name="Default"/>
          <table:table-cell table:style-name="ce1219"/>
          <table:table-cell/>
          <table:table-cell table:style-name="ce1608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2">
          <table:table-cell table:style-name="Default"/>
          <table:table-cell table:style-name="ce1219"/>
          <table:table-cell table:style-name="Default"/>
          <table:table-cell table:style-name="ce1608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2">
          <table:table-cell table:style-name="Default"/>
          <table:table-cell table:style-name="ce1219"/>
          <table:table-cell table:style-name="Default"/>
          <table:table-cell table:style-name="ce1608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2">
          <table:table-cell table:style-name="ce1801" office:value-type="string" calcext:value-type="string">
            <text:p>Harci fortélyok</text:p>
          </table:table-cell>
          <table:table-cell table:style-name="ce1219"/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04"/>
          <table:table-cell table:style-name="ce1631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2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2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604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29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29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4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06" office:value-type="string" calcext:value-type="string">
            <text:p>Karakter pontok (KP) elosztása </text:p>
          </table:table-cell>
          <table:table-cell table:style-name="ce1806"/>
          <table:table-cell table:number-columns-repeated="16382"/>
        </table:table-row>
        <table:table-row table:style-name="ro23">
          <table:table-cell/>
          <table:table-cell table:style-name="ce180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08"/>
          <table:table-cell table:number-columns-repeated="16382"/>
        </table:table-row>
        <table:table-row table:style-name="ro30">
          <table:table-cell/>
          <table:table-cell table:style-name="ce180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08"/>
          <table:table-cell table:number-columns-repeated="16382"/>
        </table:table-row>
        <table:table-row table:style-name="ro30">
          <table:table-cell/>
          <table:table-cell table:style-name="ce180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08"/>
          <table:table-cell table:number-columns-repeated="16382"/>
        </table:table-row>
        <table:table-row table:style-name="ro30">
          <table:table-cell/>
          <table:table-cell table:style-name="ce180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31">
          <table:table-cell table:style-name="ce180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 – 1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4" table:default-cell-style-name="ce1608"/>
        <table:table-column table:style-name="co85" table:default-cell-style-name="ce1608"/>
        <table:table-column table:style-name="co86" table:default-cell-style-name="ce1608"/>
        <table:table-column table:style-name="co87" table:default-cell-style-name="ce1608"/>
        <table:table-column table:style-name="co86" table:default-cell-style-name="ce1608"/>
        <table:table-column table:style-name="co39" table:default-cell-style-name="ce1608"/>
        <table:table-column table:style-name="co88" table:default-cell-style-name="ce1608"/>
        <table:table-column table:style-name="co89" table:default-cell-style-name="ce1608"/>
        <table:table-column table:style-name="co90" table:default-cell-style-name="ce1608"/>
        <table:table-column table:style-name="co91" table:default-cell-style-name="ce1608"/>
        <table:table-column table:style-name="co92" table:default-cell-style-name="ce1608"/>
        <table:table-column table:style-name="co93" table:default-cell-style-name="ce1608"/>
        <table:table-column table:style-name="co25" table:default-cell-style-name="ce1608"/>
        <table:table-column table:style-name="co94" table:default-cell-style-name="ce1608"/>
        <table:table-column table:style-name="co95" table:default-cell-style-name="ce1608"/>
        <table:table-column table:style-name="co96" table:default-cell-style-name="ce1608"/>
        <table:table-column table:style-name="co9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78"/>
          <table:covered-table-cell table:style-name="ce1714"/>
          <table:covered-table-cell table:style-name="ce1725"/>
          <table:covered-table-cell table:style-name="ce1734"/>
          <table:covered-table-cell table:number-columns-repeated="6" table:style-name="ce1725"/>
          <table:covered-table-cell table:number-columns-repeated="3" table:style-name="ce1789"/>
          <table:covered-table-cell table:style-name="ce1725"/>
          <table:table-cell table:number-columns-repeated="240"/>
        </table:table-row>
        <table:table-row table:style-name="ro34">
          <table:table-cell table:style-name="ce1235"/>
          <table:table-cell table:style-name="ce1246"/>
          <table:table-cell table:style-name="ce1678"/>
          <table:table-cell table:style-name="ce1714"/>
          <table:table-cell table:style-name="ce1725"/>
          <table:table-cell table:style-name="ce1734"/>
          <table:table-cell table:style-name="ce1725" table:number-columns-repeated="6"/>
          <table:table-cell table:style-name="ce1789" table:number-columns-repeated="3"/>
          <table:table-cell table:style-name="ce1725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64" office:value-type="string" calcext:value-type="string">
            <text:p>Szint</text:p>
          </table:table-cell>
          <table:table-cell table:style-name="ce1664" office:value-type="string" calcext:value-type="string" table:number-columns-spanned="2" table:number-rows-spanned="1">
            <text:p>KP</text:p>
          </table:table-cell>
          <table:covered-table-cell table:style-name="ce1664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653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53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5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53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53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5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53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53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96"/>
          <table:table-cell table:style-name="ce1753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5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53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3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68"/>
          <table:table-cell table:number-columns-repeated="240"/>
        </table:table-row>
        <table:table-row table:style-name="ro2">
          <table:table-cell table:style-name="ce1653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96"/>
          <table:table-cell table:style-name="ce1419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/>
          <table:table-cell table:style-name="ce1668" office:value-type="float" office:value="0" calcext:value-type="float">
            <text:p>0</text:p>
          </table:table-cell>
          <table:table-cell table:style-name="ce1668" office:value-type="float" office:value="-10" calcext:value-type="float">
            <text:p>-10</text:p>
          </table:table-cell>
          <table:table-cell table:style-name="ce1668" office:value-type="float" office:value="-20" calcext:value-type="float">
            <text:p>-20</text:p>
          </table:table-cell>
          <table:table-cell table:style-name="ce1668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5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5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5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67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53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53"/>
          <table:table-cell table:style-name="ce1667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53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53"/>
          <table:table-cell table:number-columns-repeated="3"/>
          <table:table-cell table:style-name="ce1796"/>
          <table:table-cell table:number-columns-repeated="3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68"/>
          <table:table-cell table:style-name="ce1667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82" office:value-type="string" calcext:value-type="string">
            <text:p>Egyik HM nagyobb lehet</text:p>
          </table:table-cell>
          <table:table-cell table:style-name="ce1760" table:content-validation-name="val18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837" office:value-type="string" calcext:value-type="string">
            <text:p>Szint</text:p>
          </table:table-cell>
          <table:table-cell table:style-name="ce1837" office:value-type="string" calcext:value-type="string" table:number-columns-spanned="2" table:number-rows-spanned="1">
            <text:p>Átfogó</text:p>
          </table:table-cell>
          <table:covered-table-cell table:style-name="ce1837"/>
          <table:table-cell table:style-name="ce1837" office:value-type="string" calcext:value-type="string" table:number-columns-spanned="2" table:number-rows-spanned="1">
            <text:p>Átlagos</text:p>
          </table:table-cell>
          <table:covered-table-cell table:style-name="ce1837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60" office:value-type="string" calcext:value-type="string">
            <text:p>Erőbónusz</text:p>
          </table:table-cell>
          <table:table-cell table:style-name="ce1760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60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6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653"/>
          <table:table-cell table:number-columns-repeated="2"/>
          <table:table-cell table:style-name="ce1672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53"/>
          <table:table-cell table:number-columns-repeated="2"/>
          <table:table-cell table:style-name="ce1684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53"/>
          <table:table-cell table:number-columns-repeated="2"/>
          <table:table-cell table:style-name="ce1684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68" office:value-type="string" calcext:value-type="string">
            <text:p>Erőbónusz</text:p>
          </table:table-cell>
          <table:table-cell table:style-name="ce1668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3">
          <table:table-cell table:number-columns-repeated="3"/>
          <table:table-cell table:style-name="ce167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53"/>
          <table:table-cell table:number-columns-repeated="2"/>
          <table:table-cell table:style-name="ce1673" office:value-type="string" calcext:value-type="string">
            <text:p>Fok</text:p>
          </table:table-cell>
          <table:table-cell table:style-name="ce167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53"/>
          <table:table-cell table:number-columns-repeated="2"/>
          <table:table-cell table:style-name="ce1668" office:value-type="float" office:value="0" calcext:value-type="float">
            <text:p>0</text:p>
          </table:table-cell>
          <table:table-cell table:style-name="ce172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68"/>
          <table:table-cell/>
          <table:table-cell table:style-name="ce1674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53"/>
          <table:table-cell table:style-name="ce1485"/>
          <table:table-cell/>
          <table:table-cell table:style-name="ce1668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68"/>
          <table:table-cell/>
          <table:table-cell table:style-name="ce1673" office:value-type="string" calcext:value-type="string">
            <text:p>Fok</text:p>
          </table:table-cell>
          <table:table-cell table:style-name="ce1673" office:value-type="string" calcext:value-type="string">
            <text:p>Sebesség bónusz</text:p>
          </table:table-cell>
          <table:table-cell table:style-name="ce1673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53"/>
          <table:table-cell table:number-columns-repeated="2"/>
          <table:table-cell table:style-name="ce1668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53"/>
          <table:table-cell table:number-columns-repeated="2"/>
          <table:table-cell table:style-name="ce1668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53"/>
          <table:table-cell table:number-columns-repeated="5"/>
          <table:table-cell table:style-name="ce179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53"/>
          <table:table-cell table:number-columns-repeated="4"/>
          <table:table-cell table:style-name="ce173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53"/>
          <table:table-cell table:style-name="ce1670" office:value-type="string" calcext:value-type="string" table:number-columns-spanned="2" table:number-rows-spanned="1">
            <text:p>Pajzs</text:p>
          </table:table-cell>
          <table:covered-table-cell/>
          <table:table-cell table:style-name="ce1670" office:value-type="string" calcext:value-type="string">
            <text:p>VÉ</text:p>
          </table:table-cell>
          <table:table-cell table:style-name="ce1670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5" table:number-columns-repeated="4"/>
          <table:table-cell table:number-columns-repeated="243"/>
        </table:table-row>
        <table:table-row table:style-name="ro2">
          <table:table-cell table:style-name="ce1653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74" table:content-validation-name="val18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3"/>
          <table:table-cell table:style-name="ce595" table:number-columns-repeated="2"/>
          <table:table-cell table:number-columns-repeated="243"/>
        </table:table-row>
        <table:table-row table:style-name="ro2">
          <table:table-cell table:style-name="ce1653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96"/>
          <table:table-cell table:style-name="ce1673" table:content-validation-name="val183" office:value-type="string" calcext:value-type="string">
            <text:p>Fok</text:p>
          </table:table-cell>
          <table:table-cell table:style-name="ce1673" table:content-validation-name="val183" office:value-type="string" calcext:value-type="string">
            <text:p>Bónusz</text:p>
          </table:table-cell>
          <table:table-cell table:style-name="ce701"/>
          <table:table-cell table:style-name="ce1833"/>
          <table:table-cell table:number-columns-repeated="243"/>
        </table:table-row>
        <table:table-row table:style-name="ro2">
          <table:table-cell table:style-name="ce1653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3" office:value-type="float" office:value="0" calcext:value-type="float">
            <text:p>0</text:p>
          </table:table-cell>
          <table:table-cell table:style-name="ce1341" table:content-validation-name="val183" office:value-type="float" office:value="0" calcext:value-type="float">
            <text:p>0</text:p>
          </table:table-cell>
          <table:table-cell table:style-name="ce701"/>
          <table:table-cell table:style-name="ce1833"/>
          <table:table-cell table:number-columns-repeated="243"/>
        </table:table-row>
        <table:table-row table:style-name="ro2">
          <table:table-cell table:style-name="ce1653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3" office:value-type="float" office:value="1" calcext:value-type="float">
            <text:p>1</text:p>
          </table:table-cell>
          <table:table-cell table:style-name="ce1341" table:content-validation-name="val183" office:value-type="float" office:value="1" calcext:value-type="float">
            <text:p>1</text:p>
          </table:table-cell>
          <table:table-cell table:style-name="ce701"/>
          <table:table-cell table:style-name="ce1833"/>
          <table:table-cell table:number-columns-repeated="243"/>
        </table:table-row>
        <table:table-row table:style-name="ro2">
          <table:table-cell table:style-name="ce1653"/>
          <table:table-cell table:number-columns-repeated="7"/>
          <table:table-cell table:style-name="ce1796"/>
          <table:table-cell table:style-name="ce701" table:number-columns-repeated="3"/>
          <table:table-cell table:style-name="ce1833"/>
          <table:table-cell table:number-columns-repeated="243"/>
        </table:table-row>
        <table:table-row table:style-name="ro2">
          <table:table-cell table:style-name="ce1653" table:content-validation-name="val56"/>
          <table:table-cell table:style-name="ce1672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84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701" table:content-validation-name="val56"/>
          <table:table-cell table:style-name="ce701" table:content-validation-name="val56"/>
          <table:table-cell table:style-name="ce1833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653" table:content-validation-name="val56"/>
          <table:table-cell table:style-name="ce1673" table:content-validation-name="val56" office:value-type="string" calcext:value-type="string" table:number-columns-spanned="2" table:number-rows-spanned="1">
            <text:p>Fok</text:p>
          </table:table-cell>
          <table:covered-table-cell table:style-name="ce595" table:content-validation-name="val56"/>
          <table:table-cell table:style-name="ce1673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5" table:content-validation-name="val56"/>
          <table:table-cell table:content-validation-name="val56" table:number-columns-repeated="3"/>
          <table:table-cell table:style-name="ce1673" table:content-validation-name="val56" office:value-type="string" calcext:value-type="string">
            <text:p>Fegyver</text:p>
          </table:table-cell>
          <table:table-cell table:style-name="ce1673" table:content-validation-name="val56" office:value-type="string" calcext:value-type="string">
            <text:p>Mf Innen számít</text:p>
          </table:table-cell>
          <table:table-cell table:style-name="ce701" table:content-validation-name="val56"/>
          <table:table-cell table:style-name="ce1833" table:content-validation-name="val56"/>
          <table:table-cell table:style-name="ce1844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ce1653" table:content-validation-name="val56"/>
          <table:table-cell table:style-name="ce1668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722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701" table:content-validation-name="val56"/>
          <table:table-cell table:style-name="ce1833" table:content-validation-name="val56"/>
          <table:table-cell table:style-name="ce1844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ce1653" table:content-validation-name="val56"/>
          <table:table-cell table:style-name="ce1668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722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720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701" table:content-validation-name="val56"/>
          <table:table-cell table:style-name="ce1833" table:content-validation-name="val56"/>
          <table:table-cell table:style-name="ce1844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ce1653" table:content-validation-name="val56"/>
          <table:table-cell table:style-name="ce1668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722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796" table:content-validation-name="val56"/>
          <table:table-cell table:style-name="ce701" table:content-validation-name="val56" table:number-columns-repeated="3"/>
          <table:table-cell table:style-name="ce1833" table:content-validation-name="val56"/>
          <table:table-cell table:style-name="ce1844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ce1653" table:content-validation-name="val56"/>
          <table:table-cell table:style-name="ce1668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722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796" table:content-validation-name="val56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01" table:content-validation-name="val56"/>
          <table:table-cell table:style-name="ce1833" table:content-validation-name="val56"/>
          <table:table-cell table:style-name="ce1844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ce1653" table:content-validation-name="val56"/>
          <table:table-cell table:style-name="ce1667" table:content-validation-name="val56" table:number-columns-repeated="3"/>
          <table:table-cell table:style-name="ce1796" table:content-validation-name="val56"/>
          <table:table-cell table:style-name="ce1294" table:content-validation-name="val56"/>
          <table:table-cell table:style-name="ce1796" table:content-validation-name="val56" table:number-columns-repeated="3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01" table:content-validation-name="val56"/>
          <table:table-cell table:style-name="ce1833" table:content-validation-name="val56"/>
          <table:table-cell table:style-name="ce1844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74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595" table:content-validation-name="val56"/>
          <table:covered-table-cell table:style-name="ce701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723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723" table:content-validation-name="val56"/>
          <table:table-cell table:style-name="ce1723" table:content-validation-name="val56"/>
          <table:table-cell table:style-name="ce1570" table:content-validation-name="val56" office:value-type="string" calcext:value-type="string">
            <text:p>SFÉ diff</text:p>
          </table:table-cell>
          <table:table-cell table:style-name="ce1570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6"/>
          <table:table-cell table:style-name="ce1723" table:content-validation-name="val56" office:value-type="string" calcext:value-type="string">
            <text:p>Szúró</text:p>
          </table:table-cell>
          <table:table-cell table:style-name="ce1723" table:content-validation-name="val56" office:value-type="string" calcext:value-type="string">
            <text:p>Vágó</text:p>
          </table:table-cell>
          <table:table-cell table:style-name="ce1723" table:content-validation-name="val56" office:value-type="string" calcext:value-type="string">
            <text:p>Zúzó</text:p>
          </table:table-cell>
          <table:table-cell table:style-name="ce1723" table:content-validation-name="val56" office:value-type="string" calcext:value-type="string">
            <text:p>Energia</text:p>
          </table:table-cell>
          <table:table-cell table:style-name="ce1571" table:content-validation-name="val56"/>
          <table:table-cell table:style-name="ce1573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77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677" table:content-validation-name="val56"/>
          <table:table-cell table:style-name="ce1278" table:content-validation-name="val56" office:value-type="float" office:value="1" calcext:value-type="float">
            <text:p>1</text:p>
          </table:table-cell>
          <table:table-cell table:number-columns-repeated="2" table:style-name="ce1278" table:content-validation-name="val56" office:value-type="float" office:value="2" calcext:value-type="float">
            <text:p>2</text:p>
          </table:table-cell>
          <table:table-cell table:style-name="ce1278" table:content-validation-name="val56" office:value-type="float" office:value="4" calcext:value-type="float">
            <text:p>4</text:p>
          </table:table-cell>
          <table:table-cell table:style-name="ce1278" table:content-validation-name="val56" office:value-type="float" office:value="0" calcext:value-type="float">
            <text:p>0</text:p>
          </table:table-cell>
          <table:table-cell table:style-name="ce1574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77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677" table:content-validation-name="val56"/>
          <table:table-cell table:number-columns-repeated="2" table:style-name="ce1278" table:content-validation-name="val56" office:value-type="float" office:value="3" calcext:value-type="float">
            <text:p>3</text:p>
          </table:table-cell>
          <table:table-cell table:style-name="ce1278" table:content-validation-name="val56" office:value-type="float" office:value="2" calcext:value-type="float">
            <text:p>2</text:p>
          </table:table-cell>
          <table:table-cell table:style-name="ce1278" table:content-validation-name="val56" office:value-type="float" office:value="5" calcext:value-type="float">
            <text:p>5</text:p>
          </table:table-cell>
          <table:table-cell table:style-name="ce1278" table:content-validation-name="val56" office:value-type="float" office:value="0" calcext:value-type="float">
            <text:p>0</text:p>
          </table:table-cell>
          <table:table-cell table:style-name="ce1574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77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677" table:content-validation-name="val56"/>
          <table:table-cell table:style-name="ce1278" table:content-validation-name="val56" office:value-type="float" office:value="6" calcext:value-type="float">
            <text:p>6</text:p>
          </table:table-cell>
          <table:table-cell table:style-name="ce1278" table:content-validation-name="val56" office:value-type="float" office:value="8" calcext:value-type="float">
            <text:p>8</text:p>
          </table:table-cell>
          <table:table-cell table:style-name="ce1278" table:content-validation-name="val56" office:value-type="float" office:value="5" calcext:value-type="float">
            <text:p>5</text:p>
          </table:table-cell>
          <table:table-cell table:style-name="ce1278" table:content-validation-name="val56" office:value-type="float" office:value="10" calcext:value-type="float">
            <text:p>10</text:p>
          </table:table-cell>
          <table:table-cell table:style-name="ce1278" table:content-validation-name="val56" office:value-type="float" office:value="2" calcext:value-type="float">
            <text:p>2</text:p>
          </table:table-cell>
          <table:table-cell table:style-name="ce1574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77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677" table:content-validation-name="val56"/>
          <table:table-cell table:style-name="ce1278" table:content-validation-name="val56" office:value-type="float" office:value="10" calcext:value-type="float">
            <text:p>10</text:p>
          </table:table-cell>
          <table:table-cell table:style-name="ce1278" table:content-validation-name="val56" office:value-type="float" office:value="12" calcext:value-type="float">
            <text:p>12</text:p>
          </table:table-cell>
          <table:table-cell table:style-name="ce1278" table:content-validation-name="val56" office:value-type="float" office:value="7" calcext:value-type="float">
            <text:p>7</text:p>
          </table:table-cell>
          <table:table-cell table:style-name="ce1278" table:content-validation-name="val56" office:value-type="float" office:value="14" calcext:value-type="float">
            <text:p>14</text:p>
          </table:table-cell>
          <table:table-cell table:style-name="ce1278" table:content-validation-name="val56" office:value-type="float" office:value="2" calcext:value-type="float">
            <text:p>2</text:p>
          </table:table-cell>
          <table:table-cell table:style-name="ce1574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77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677" table:content-validation-name="val56"/>
          <table:table-cell table:style-name="ce1278" table:content-validation-name="val56" office:value-type="float" office:value="8" calcext:value-type="float">
            <text:p>8</text:p>
          </table:table-cell>
          <table:table-cell table:style-name="ce1278" table:content-validation-name="val56" office:value-type="float" office:value="13" calcext:value-type="float">
            <text:p>13</text:p>
          </table:table-cell>
          <table:table-cell table:style-name="ce1278" table:content-validation-name="val56" office:value-type="float" office:value="5" calcext:value-type="float">
            <text:p>5</text:p>
          </table:table-cell>
          <table:table-cell table:style-name="ce1278" table:content-validation-name="val56" office:value-type="float" office:value="15" calcext:value-type="float">
            <text:p>15</text:p>
          </table:table-cell>
          <table:table-cell table:style-name="ce1278" table:content-validation-name="val56" office:value-type="float" office:value="3" calcext:value-type="float">
            <text:p>3</text:p>
          </table:table-cell>
          <table:table-cell table:style-name="ce1574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77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677" table:content-validation-name="val56"/>
          <table:table-cell table:style-name="ce1278" table:content-validation-name="val56" office:value-type="float" office:value="12" calcext:value-type="float">
            <text:p>12</text:p>
          </table:table-cell>
          <table:table-cell table:style-name="ce1278" table:content-validation-name="val56" office:value-type="float" office:value="13" calcext:value-type="float">
            <text:p>13</text:p>
          </table:table-cell>
          <table:table-cell table:style-name="ce1278" table:content-validation-name="val56" office:value-type="float" office:value="6" calcext:value-type="float">
            <text:p>6</text:p>
          </table:table-cell>
          <table:table-cell table:style-name="ce1278" table:content-validation-name="val56" office:value-type="float" office:value="15" calcext:value-type="float">
            <text:p>15</text:p>
          </table:table-cell>
          <table:table-cell table:style-name="ce1278" table:content-validation-name="val56" office:value-type="float" office:value="3" calcext:value-type="float">
            <text:p>3</text:p>
          </table:table-cell>
          <table:table-cell table:style-name="ce1574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77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677" table:content-validation-name="val56"/>
          <table:table-cell table:style-name="ce1278" table:content-validation-name="val56" office:value-type="float" office:value="15" calcext:value-type="float">
            <text:p>15</text:p>
          </table:table-cell>
          <table:table-cell table:style-name="ce1278" table:content-validation-name="val56" office:value-type="float" office:value="18" calcext:value-type="float">
            <text:p>18</text:p>
          </table:table-cell>
          <table:table-cell table:style-name="ce1278" table:content-validation-name="val56" office:value-type="float" office:value="10" calcext:value-type="float">
            <text:p>10</text:p>
          </table:table-cell>
          <table:table-cell table:style-name="ce1278" table:content-validation-name="val56" office:value-type="float" office:value="20" calcext:value-type="float">
            <text:p>20</text:p>
          </table:table-cell>
          <table:table-cell table:style-name="ce1278" table:content-validation-name="val56" office:value-type="float" office:value="4" calcext:value-type="float">
            <text:p>4</text:p>
          </table:table-cell>
          <table:table-cell table:style-name="ce1574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723" table:content-validation-name="val56" office:value-type="string" calcext:value-type="string">
            <text:p>SFÉ</text:p>
          </table:table-cell>
          <table:table-cell table:style-name="ce1723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6" table:number-columns-spanned="2" table:number-rows-spanned="1"/>
          <table:covered-table-cell table:style-name="ce1269" table:content-validation-name="val56"/>
          <table:table-cell table:style-name="ce1723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53"/>
          <table:table-cell table:style-name="Default" table:number-columns-repeated="4"/>
          <table:table-cell table:style-name="ce932"/>
          <table:table-cell table:style-name="ce1796" table:number-columns-repeated="6"/>
          <table:table-cell table:style-name="ce1739"/>
          <table:table-cell table:style-name="ce1844" table:number-columns-repeated="2"/>
          <table:table-cell table:style-name="ce1796"/>
          <table:table-cell table:number-columns-repeated="240"/>
        </table:table-row>
        <table:table-row table:style-name="ro2" table:number-rows-repeated="65305">
          <table:table-cell table:style-name="ce1653"/>
          <table:table-cell table:style-name="ce1667" table:number-columns-repeated="3"/>
          <table:table-cell table:style-name="ce1796"/>
          <table:table-cell table:style-name="ce932"/>
          <table:table-cell table:style-name="ce1796" table:number-columns-repeated="6"/>
          <table:table-cell table:style-name="ce1739"/>
          <table:table-cell table:style-name="ce1844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53"/>
          <table:table-cell table:style-name="ce1667" table:number-columns-repeated="3"/>
          <table:table-cell table:style-name="ce1796"/>
          <table:table-cell table:number-columns-repeated="4"/>
          <table:table-cell table:style-name="ce1796" table:number-columns-repeated="3"/>
          <table:table-cell table:style-name="ce1739"/>
          <table:table-cell table:style-name="ce1844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53"/>
          <table:table-cell table:number-columns-repeated="8"/>
          <table:table-cell table:style-name="ce1796" table:number-columns-repeated="3"/>
          <table:table-cell table:style-name="ce1739"/>
          <table:table-cell table:style-name="ce1844" table:number-columns-repeated="2"/>
          <table:table-cell table:style-name="ce179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4:51:57.60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5T15:26:45.010000000</dc:date>
    <meta:editing-cycles>578</meta:editing-cycles>
    <meta:editing-duration>P4DT3H38M7S</meta:editing-duration>
    <meta:document-statistic meta:table-count="11" meta:cell-count="336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